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9d2" officeooo:paragraph-rsid="000969d2"/>
    </style:style>
    <style:style style:name="P2" style:family="paragraph" style:parent-style-name="Standard">
      <style:text-properties fo:color="#000000" officeooo:rsid="00081391" officeooo:paragraph-rsid="00081391"/>
    </style:style>
    <style:style style:name="P3" style:family="paragraph" style:parent-style-name="Standard">
      <style:text-properties fo:color="#000000" officeooo:rsid="000969d2" officeooo:paragraph-rsid="000969d2"/>
    </style:style>
    <style:style style:name="P4" style:family="paragraph" style:parent-style-name="Standard">
      <style:text-properties fo:color="#000000" officeooo:rsid="000f983e" officeooo:paragraph-rsid="000f983e"/>
    </style:style>
    <style:style style:name="P5" style:family="paragraph" style:parent-style-name="Standard">
      <style:text-properties fo:color="#000000" officeooo:rsid="00110974" officeooo:paragraph-rsid="00110974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bold" officeooo:rsid="0017390e" officeooo:paragraph-rsid="0017390e" style:font-weight-asian="bold" style:font-weight-complex="bold"/>
    </style:style>
    <style:style style:name="P7" style:family="paragraph" style:parent-style-name="Standard">
      <style:text-properties fo:color="#000000" officeooo:rsid="0018d68b" officeooo:paragraph-rsid="0018d68b"/>
    </style:style>
    <style:style style:name="P8" style:family="paragraph" style:parent-style-name="Standard">
      <style:text-properties fo:color="#000000" officeooo:rsid="001b93f6" officeooo:paragraph-rsid="001b93f6"/>
    </style:style>
    <style:style style:name="P9" style:family="paragraph" style:parent-style-name="Standard">
      <style:text-properties fo:color="#000000" officeooo:rsid="002059b9" officeooo:paragraph-rsid="002059b9"/>
    </style:style>
    <style:style style:name="P10" style:family="paragraph" style:parent-style-name="Standard">
      <style:text-properties fo:color="#000000" style:font-name="Times New Roman" fo:font-size="12pt" officeooo:rsid="000e924e" officeooo:paragraph-rsid="000969d2" style:font-size-asian="12pt" style:font-size-complex="12pt"/>
    </style:style>
    <style:style style:name="P11" style:family="paragraph" style:parent-style-name="Standard">
      <style:text-properties fo:color="#000000" style:font-name="Times New Roman" fo:font-size="12pt" officeooo:rsid="00127a80" officeooo:paragraph-rsid="00110974" style:font-size-asian="12pt" style:font-size-complex="12pt"/>
    </style:style>
    <style:style style:name="P12" style:family="paragraph" style:parent-style-name="Standard">
      <style:text-properties fo:color="#000000" style:font-name="Times New Roman" fo:font-size="12pt" officeooo:rsid="00142f11" officeooo:paragraph-rsid="00110974" style:font-size-asian="12pt" style:font-size-complex="12pt"/>
    </style:style>
    <style:style style:name="P13" style:family="paragraph" style:parent-style-name="Standard">
      <style:text-properties fo:color="#000000" style:font-name="Times New Roman" fo:font-size="12pt" officeooo:rsid="0017390e" officeooo:paragraph-rsid="0017390e" style:font-size-asian="12pt" style:font-size-complex="12pt"/>
    </style:style>
    <style:style style:name="P14" style:family="paragraph" style:parent-style-name="Standard">
      <style:text-properties fo:color="#000000" style:font-name="Times New Roman" fo:font-size="12pt" officeooo:rsid="001b93f6" officeooo:paragraph-rsid="001b93f6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officeooo:rsid="001e668c" officeooo:paragraph-rsid="001b93f6" style:font-size-asian="12pt" style:font-size-complex="12pt"/>
    </style:style>
    <style:style style:name="P16" style:family="paragraph" style:parent-style-name="Standard">
      <style:text-properties fo:color="#000000" style:font-name="Times New Roman" fo:font-size="12pt" fo:font-style="normal" fo:font-weight="normal" officeooo:rsid="00225801" officeooo:paragraph-rsid="0022580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Times New Roman" fo:font-size="12pt" fo:font-style="normal" fo:font-weight="normal" officeooo:rsid="0023b161" officeooo:paragraph-rsid="0023b16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Times New Roman" fo:font-size="12pt" fo:font-style="normal" fo:font-weight="normal" officeooo:rsid="0025081d" officeooo:paragraph-rsid="0025081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Times New Roman" fo:font-size="12pt" fo:font-style="normal" fo:font-weight="normal" officeooo:rsid="002622a5" officeooo:paragraph-rsid="002622a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Times New Roman" fo:font-size="12pt" fo:font-style="normal" fo:font-weight="normal" officeooo:rsid="00299d05" officeooo:paragraph-rsid="00299d0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Times New Roman" fo:font-size="12pt" fo:font-style="normal" fo:font-weight="normal" officeooo:rsid="002c8c33" officeooo:paragraph-rsid="002c8c3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Times New Roman" fo:font-size="12pt" fo:font-style="normal" fo:font-weight="normal" officeooo:rsid="002d328a" officeooo:paragraph-rsid="002d328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Times New Roman" fo:font-size="12pt" fo:font-style="normal" fo:font-weight="normal" officeooo:rsid="002e8682" officeooo:paragraph-rsid="002e868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Times New Roman" fo:font-size="12pt" fo:font-style="normal" style:text-underline-style="solid" style:text-underline-width="auto" style:text-underline-color="font-color" fo:font-weight="normal" officeooo:rsid="002c8c33" officeooo:paragraph-rsid="002c8c3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Times New Roman" fo:font-size="12pt" fo:font-style="normal" style:text-underline-style="solid" style:text-underline-width="auto" style:text-underline-color="font-color" fo:font-weight="bold" officeooo:rsid="003068bf" officeooo:paragraph-rsid="003068bf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style:font-name="Times New Roman" fo:font-size="12pt" fo:font-style="normal" style:text-underline-style="none" fo:font-weight="normal" officeooo:rsid="003068bf" officeooo:paragraph-rsid="003068b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Times New Roman" fo:font-size="12pt" fo:font-style="normal" style:text-underline-style="none" fo:font-weight="normal" officeooo:rsid="003194eb" officeooo:paragraph-rsid="003194e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Times New Roman" fo:font-size="12pt" fo:font-style="normal" style:text-underline-style="none" fo:font-weight="normal" officeooo:rsid="0033d417" officeooo:paragraph-rsid="0033d41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Times New Roman" fo:font-size="12pt" fo:font-style="normal" style:text-underline-style="none" fo:font-weight="normal" officeooo:rsid="0033d417" officeooo:paragraph-rsid="00418cd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Times New Roman" fo:font-size="12pt" fo:font-style="normal" style:text-underline-style="none" fo:font-weight="normal" officeooo:rsid="00369f04" officeooo:paragraph-rsid="00369f0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Times New Roman" fo:font-size="12pt" fo:font-style="normal" style:text-underline-style="none" fo:font-weight="normal" officeooo:rsid="00376076" officeooo:paragraph-rsid="0037607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style:font-name="Times New Roman" fo:font-size="12pt" fo:font-style="normal" style:text-underline-style="none" fo:font-weight="normal" officeooo:rsid="003876a2" officeooo:paragraph-rsid="003876a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style:font-name="Times New Roman" fo:font-size="12pt" fo:font-style="normal" style:text-underline-style="none" fo:font-weight="normal" officeooo:rsid="003894d2" officeooo:paragraph-rsid="003894d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style:font-name="Times New Roman" fo:font-size="12pt" fo:font-style="normal" style:text-underline-style="none" fo:font-weight="normal" officeooo:rsid="003894d2" officeooo:paragraph-rsid="003a27d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style:font-name="Times New Roman" fo:font-size="12pt" fo:font-style="normal" style:text-underline-style="none" fo:font-weight="normal" officeooo:rsid="003ad1c8" officeooo:paragraph-rsid="003ad1c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style:font-name="Times New Roman" fo:font-size="12pt" fo:font-style="normal" style:text-underline-style="none" fo:font-weight="normal" officeooo:rsid="003b9f71" officeooo:paragraph-rsid="003b9f7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style:font-name="Times New Roman" fo:font-size="12pt" fo:font-style="normal" style:text-underline-style="none" fo:font-weight="normal" officeooo:rsid="003bcb29" officeooo:paragraph-rsid="003bcb2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style:font-name="Times New Roman" fo:font-size="12pt" fo:font-style="normal" style:text-underline-style="none" fo:font-weight="normal" officeooo:rsid="003d9fac" officeooo:paragraph-rsid="003d9fa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style:font-name="Times New Roman" fo:font-size="12pt" fo:font-style="normal" style:text-underline-style="none" fo:font-weight="normal" officeooo:rsid="003f7d37" officeooo:paragraph-rsid="003f7d3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style:font-name="Times New Roman" fo:font-size="12pt" fo:font-style="normal" style:text-underline-style="none" fo:font-weight="normal" officeooo:rsid="0041100c" officeooo:paragraph-rsid="0041100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style:font-name="Times New Roman" fo:font-size="12pt" fo:font-style="normal" style:text-underline-style="none" fo:font-weight="normal" officeooo:rsid="0041de08" officeooo:paragraph-rsid="0041de0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font-name="Times New Roman" fo:font-size="12pt" fo:font-style="normal" style:text-underline-style="none" fo:font-weight="normal" officeooo:rsid="0042fa7d" officeooo:paragraph-rsid="0042fa7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Times New Roman" fo:font-size="12pt" fo:font-style="normal" style:text-underline-style="none" fo:font-weight="normal" officeooo:rsid="0045c5ba" officeooo:paragraph-rsid="0045c5b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font-name="Times New Roman" fo:font-size="14pt" fo:font-style="italic" fo:font-weight="bold" officeooo:rsid="00223ef0" officeooo:paragraph-rsid="00223ef0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color="#000000" style:font-name="Times New Roman" fo:font-size="14pt" fo:font-style="normal" fo:font-weight="normal" officeooo:rsid="00223ef0" officeooo:paragraph-rsid="00223ef0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color="#000000" style:font-name="Times New Roman" fo:font-size="15pt" fo:font-style="normal" style:text-underline-style="none" fo:font-weight="bold" officeooo:rsid="00437bfa" officeooo:paragraph-rsid="00437bfa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text-properties fo:color="#000000" fo:font-size="14pt" style:text-underline-style="solid" style:text-underline-width="auto" style:text-underline-color="font-color" officeooo:rsid="00223ef0" officeooo:paragraph-rsid="00223ef0" style:font-size-asian="14pt" style:font-size-complex="14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officeooo:rsid="00127a80" style:text-blinking="false" style:font-size-asian="12pt" style:font-weight-asian="bold" style:font-size-complex="12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officeooo:rsid="0018d68b" style:text-blinking="false" style:font-size-asian="12pt" style:font-weight-asian="bold" style:font-size-complex="12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officeooo:rsid="00127a80" style:font-size-asian="12pt" style:font-size-complex="12pt"/>
    </style:style>
    <style:style style:name="T6" style:family="text">
      <style:text-properties fo:font-variant="normal" fo:text-transform="none" style:font-name="Times New Roman" fo:font-size="12pt" fo:letter-spacing="normal" fo:font-style="normal" fo:font-weight="bold" officeooo:rsid="00127a8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font-name="Times New Roman" fo:font-size="12pt" fo:letter-spacing="normal" fo:font-style="normal" fo:font-weight="bold" officeooo:rsid="0018d68b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Times New Roman" fo:font-size="12pt" fo:letter-spacing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Times New Roman" fo:font-size="12pt" fo:letter-spacing="normal" fo:font-weight="bold" officeooo:rsid="00127a8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ad1a5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f8b2d" style:text-blinking="false" style:font-size-asian="12pt" style:font-weight-asian="normal" style:font-size-complex="12pt" style:font-weight-complex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0ad1a5" style:text-blinking="false" style:font-size-asian="12pt" style:font-style-asian="normal" style:font-weight-asian="bold" style:font-size-complex="12pt" style:font-style-complex="normal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127a80" style:text-blinking="false" style:font-size-asian="12pt" style:font-style-asian="normal" style:font-weight-asian="bold" style:font-size-complex="12pt" style:font-style-complex="normal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0ad1a5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bold" officeooo:rsid="000ad1a5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monospace" fo:font-size="12pt" fo:letter-spacing="normal" fo:font-style="normal" fo:font-weight="normal" officeooo:rsid="000ad1a5" style:font-size-asian="12pt" style:font-size-complex="12pt"/>
    </style:style>
    <style:style style:name="T22" style:family="text">
      <style:text-properties style:font-name="Times New Roman" fo:font-size="12pt" style:font-size-asian="12pt" style:font-size-complex="12pt"/>
    </style:style>
    <style:style style:name="T23" style:family="text">
      <style:text-properties style:font-name="Times New Roman" fo:font-size="12pt" officeooo:rsid="000d055c" style:font-size-asian="12pt" style:font-size-complex="12pt"/>
    </style:style>
    <style:style style:name="T24" style:family="text">
      <style:text-properties style:font-name="Times New Roman" fo:font-size="12pt" officeooo:rsid="000e924e" style:font-size-asian="12pt" style:font-size-complex="12pt"/>
    </style:style>
    <style:style style:name="T25" style:family="text">
      <style:text-properties style:font-name="Times New Roman" fo:font-size="12pt" officeooo:rsid="00122099" style:font-size-asian="12pt" style:font-size-complex="12pt"/>
    </style:style>
    <style:style style:name="T26" style:family="text">
      <style:text-properties style:font-name="Times New Roman" fo:font-size="12pt" officeooo:rsid="00127a80" style:font-size-asian="12pt" style:font-size-complex="12pt"/>
    </style:style>
    <style:style style:name="T27" style:family="text">
      <style:text-properties style:font-name="Times New Roman" fo:font-size="12pt" officeooo:rsid="00142f11" style:font-size-asian="12pt" style:font-size-complex="12pt"/>
    </style:style>
    <style:style style:name="T28" style:family="text">
      <style:text-properties style:font-name="Times New Roman" fo:font-size="12pt" officeooo:rsid="0018d68b" style:font-size-asian="12pt" style:font-size-complex="12pt"/>
    </style:style>
    <style:style style:name="T29" style:family="text">
      <style:text-properties style:font-name="Times New Roman" fo:font-size="12pt" officeooo:rsid="001d1f18" style:font-size-asian="12pt" style:font-size-complex="12pt"/>
    </style:style>
    <style:style style:name="T30" style:family="text">
      <style:text-properties style:font-name="Times New Roman" fo:font-size="12pt" officeooo:rsid="001e668c" style:font-size-asian="12pt" style:font-size-complex="12pt"/>
    </style:style>
    <style:style style:name="T3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font-weight="bold" officeooo:rsid="000d055c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font-weight="bold" officeooo:rsid="000e924e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font-weight="bold" officeooo:rsid="00127a80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font-weight="bold" officeooo:rsid="001e668c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fo:font-weight="bold" officeooo:rsid="001d1f18" style:font-size-asian="12pt" style:font-weight-asian="bold" style:font-size-complex="12pt" style:font-weight-complex="bold"/>
    </style:style>
    <style:style style:name="T37" style:family="text">
      <style:text-properties fo:color="#000000" style:font-name="Times New Roman" fo:font-size="12pt" officeooo:rsid="000ad1a5" style:font-size-asian="12pt" style:font-size-complex="12pt"/>
    </style:style>
    <style:style style:name="T38" style:family="text">
      <style:text-properties fo:color="#000000" style:font-name="Times New Roman" fo:font-size="12pt" officeooo:rsid="000d055c" style:font-size-asian="12pt" style:font-size-complex="12pt"/>
    </style:style>
    <style:style style:name="T39" style:family="text">
      <style:text-properties fo:color="#000000" style:font-name="Times New Roman" fo:font-size="12pt" officeooo:rsid="00142f11" style:font-size-asian="12pt" style:font-size-complex="12pt"/>
    </style:style>
    <style:style style:name="T40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000000" style:font-name="Times New Roman" fo:font-size="12pt" fo:font-weight="normal" officeooo:rsid="000ad1a5" style:font-size-asian="12pt" style:font-weight-asian="normal" style:font-size-complex="12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27a80" style:font-weight-asian="bold" style:font-weight-complex="bold"/>
    </style:style>
    <style:style style:name="T44" style:family="text">
      <style:text-properties fo:font-weight="bold" officeooo:rsid="00259169" style:font-weight-asian="bold" style:font-weight-complex="bold"/>
    </style:style>
    <style:style style:name="T45" style:family="text">
      <style:text-properties fo:font-weight="bold" officeooo:rsid="003194eb" style:font-weight-asian="bold" style:font-weight-complex="bold"/>
    </style:style>
    <style:style style:name="T46" style:family="text">
      <style:text-properties fo:font-weight="bold" officeooo:rsid="00418cd7" style:font-weight-asian="bold" style:font-weight-complex="bold"/>
    </style:style>
    <style:style style:name="T47" style:family="text">
      <style:text-properties fo:font-weight="bold" officeooo:rsid="0041de08" style:font-weight-asian="bold" style:font-weight-complex="bold"/>
    </style:style>
    <style:style style:name="T48" style:family="text">
      <style:text-properties officeooo:rsid="0023b161"/>
    </style:style>
    <style:style style:name="T49" style:family="text">
      <style:text-properties officeooo:rsid="0024f60a"/>
    </style:style>
    <style:style style:name="T50" style:family="text">
      <style:text-properties officeooo:rsid="00259169"/>
    </style:style>
    <style:style style:name="T51" style:family="text">
      <style:text-properties officeooo:rsid="00303476"/>
    </style:style>
    <style:style style:name="T52" style:family="text">
      <style:text-properties officeooo:rsid="003194eb"/>
    </style:style>
    <style:style style:name="T53" style:family="text">
      <style:text-properties officeooo:rsid="003a27de"/>
    </style:style>
    <style:style style:name="T54" style:family="text">
      <style:text-properties officeooo:rsid="003bcb29"/>
    </style:style>
    <style:style style:name="T55" style:family="text">
      <style:text-properties officeooo:rsid="0042f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43">2</text:span><text:span text:style-name="T42">4.02.18</text:span></text:p>
      <text:p text:style-name="P2"><text:span text:style-name="T43">1. </text:span><text:span text:style-name="T42">Select </text:span>– wyświetl </text:p>
      <text:p text:style-name="P2"><text:span text:style-name="T43">2. </text:span><text:span text:style-name="T42">* </text:span>- wszystko</text:p>
      <text:p text:style-name="P2"><text:span text:style-name="T43">3. </text:span><text:span text:style-name="T42">from </text:span>– z</text:p>
      <text:p text:style-name="P2"><text:span text:style-name="T43">4. </text:span><text:span text:style-name="T42">czytelnik </text:span>– nazwa tabeli</text:p>
      <text:p text:style-name="P3"><text:span text:style-name="T43">5. </text:span><text:span text:style-name="T42">AS</text:span> – zmiana nazwy np wydawnictwo &gt; nazwa wydawnictwa <text:s text:c="2"/>( AS 'Nazwa wydawnictwa' )</text:p>
      <text:p text:style-name="P3"><text:span text:style-name="T43">6. </text:span><text:span text:style-name="T42">count(*) </text:span>- sprawdzanie ilości czytelników </text:p>
      <text:p text:style-name="P3"><text:span text:style-name="T43">7. </text:span><text:span text:style-name="T42">where</text:span> – np. Where `id_użytkownika` , `nazwisko` - wyszukiwanie osób po id, nazwisku</text:p>
      <text:p text:style-name="P3"><text:span text:style-name="T43">8. </text:span><text:span text:style-name="T42">&lt;&gt; </text:span>- znak różny</text:p>
      <text:p text:style-name="P1"><text:span text:style-name="T16">9. 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14">SELECT</text:span></text:a><text:span text:style-name="T13"> </text:span><text:span text:style-name="T19">* FROM </text:span><text:span text:style-name="T18">`czytelnik` </text:span><text:span text:style-name="T19">WHERE</text:span><text:span text:style-name="T18"> `id_czytelnik` </text:span><text:span text:style-name="T19">BETWEEN</text:span><text:span text:style-name="T18"> 2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T13">AND</text:span></text:a><text:span text:style-name="T12"> </text:span><text:span text:style-name="T18">4</text:span><text:span text:style-name="T40"> <text:s/>- </text:span><text:span text:style-name="T41">szukanie ludzi z id między 2 a 4</text:span></text:p>
      <text:p text:style-name="P1"><text:span text:style-name="T16">10. 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SELECT</text:a><text:span text:style-name="T15"> </text:span><text:span text:style-name="T17">* </text:span><text:span text:style-name="T20">FROM </text:span><text:span text:style-name="T17">`czytelnik` </text:span><text:span text:style-name="T20">WHERE </text:span><text:span text:style-name="T17">nazwisko='adach' </text:span><text:a xlink:type="simple" xlink:href="http://localhost/phpmyadmin/url.php?url=https://dev.mysql.com/doc/refman/5.5/en/logical-operators.html#operator_or" office:target-frame-name="mysql_doc" xlink:show="replace" text:style-name="Internet_20_link" text:visited-style-name="Visited_20_Internet_20_Link">or</text:a><text:span text:style-name="T11"> </text:span><text:span text:style-name="T17">nazwisko ='maciaszczyk</text:span><text:span text:style-name="T21">'</text:span><text:span text:style-name="T37"> <text:s/>- </text:span><text:span text:style-name="T38">szukanie ludzi </text:span><text:span text:style-name="T39">A</text:span><text:span text:style-name="T38">dach lub </text:span><text:span text:style-name="T39">M</text:span><text:span text:style-name="T38">aciaszczyk</text:span></text:p>
      <text:p text:style-name="P3"><text:span text:style-name="T34">11. </text:span><text:span text:style-name="T32">ORDER BY</text:span><text:span text:style-name="T23"> – </text:span><text:span text:style-name="T24">sortowanie alfabetyczne</text:span></text:p>
      <text:p text:style-name="P10"><text:tab/>ASC – rosnąco</text:p>
      <text:p text:style-name="P10"><text:tab/>DESC – malejąco</text:p>
      <text:p text:style-name="P4"><text:span text:style-name="T34">12. </text:span><text:span text:style-name="T33">I</text:span><text:span text:style-name="T31">NSERT</text:span><text:span text:style-name="T22"> – do wstawiania</text:span></text:p>
      <text:p text:style-name="P5"><text:span text:style-name="T34">13. </text:span><text:span text:style-name="T31">SET</text:span><text:span text:style-name="T22"> – zmiana</text:span></text:p>
      <text:p text:style-name="P5"><text:span text:style-name="T34">14. </text:span><text:span text:style-name="T31">DELETE</text:span><text:span text:style-name="T22"> </text:span><text:span text:style-name="T31">FROM</text:span><text:span text:style-name="T22"> ksiazka </text:span><text:span text:style-name="T31">WHERE</text:span><text:span text:style-name="T22"> isbn='' - usuwanie wiersza</text:span></text:p>
      <text:p text:style-name="P5"><text:span text:style-name="T1">15.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8"> </text:span><text:a xlink:type="simple" xlink:href="http://localhost/phpmyadmin/url.php?url=https://dev.mysql.com/doc/refman/5.5/en/group-by-functions.html#function_min" office:target-frame-name="mysql_doc" xlink:show="replace" text:style-name="Internet_20_link" text:visited-style-name="Visited_20_Internet_20_Link"><text:span text:style-name="T2">MIN</text:span></text:a><text:span text:style-name="T4">(rok_wydania)</text:span><text:span text:style-name="T10"> </text:span><text:span text:style-name="T4">FROM</text:span><text:span text:style-name="T10"> </text:span><text:span text:style-name="T4">`ksiazka`</text:span><text:span text:style-name="T22"> <text:s/>- </text:span><text:span text:style-name="T25">znajdywanie najmniejszej liczby w tym przypadku najstarszej książki</text:span></text:p>
      <text:p text:style-name="P5"><text:span text:style-name="T25"><text:s/><text:tab/></text:span><text:span text:style-name="T26">MAX – najmłodsza książka</text:span></text:p>
      <text:p text:style-name="P11"><text:tab/>MIN – najstarsza książka</text:p>
      <text:p text:style-name="P5"><text:span text:style-name="T3">16. 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<text:span text:style-name="T9"> </text:span><text:span text:style-name="T5">*</text:span><text:span text:style-name="T9"> </text:span><text:span text:style-name="T6">FROM</text:span><text:span text:style-name="T9"> </text:span><text:span text:style-name="T5">`ksiazka`</text:span><text:span text:style-name="T9"> </text:span><text:span text:style-name="T6">ORDER</text:span><text:span text:style-name="T9"> </text:span><text:span text:style-name="T6">BY</text:span><text:span text:style-name="T9"> </text:span><text:span text:style-name="T6">cena DESC LIMIT</text:span><text:span text:style-name="T7"> </text:span><text:span text:style-name="T6">4</text:span><text:span text:style-name="T26"> <text:s/>- </text:span><text:span text:style-name="T27">znajduje 4 najdroższe książki</text:span></text:p>
      <text:p text:style-name="P12"/>
      <text:p text:style-name="P6"><text:span text:style-name="T28">17. </text:span><text:span text:style-name="T22">Rodzaje relacji</text:span></text:p>
      <text:p text:style-name="P13">1;1 – jeden do wielu</text:p>
      <text:p text:style-name="P13">1;n – jeden do wielu</text:p>
      <text:p text:style-name="P13">n;n – wielu do wielu</text:p>
      <text:p text:style-name="P13"/>
      <text:p text:style-name="P7"><text:span text:style-name="T31">18. AVG</text:span><text:span text:style-name="T22"> – obliczanie średniego rocznika, wieku</text:span></text:p>
      <text:p text:style-name="P7"><text:span text:style-name="T31">19. SUM</text:span><text:span text:style-name="T22"> – sumowanie cen <text:s text:c="3"/>( SELECT SUM(cena) FROM `ksiazka` )</text:span></text:p>
      <text:p text:style-name="P8"><text:span text:style-name="T31">20.</text:span><text:span text:style-name="T22"> </text:span><text:span text:style-name="T31">SELECT</text:span><text:span text:style-name="T22"> nazwisko </text:span><text:span text:style-name="T31">FROM</text:span><text:span text:style-name="T22"> `czytelnik` </text:span><text:span text:style-name="T31">WHERE</text:span><text:span text:style-name="T22"> nazwisko </text:span><text:span text:style-name="T31">LIKE</text:span><text:span text:style-name="T22"> 'n%' <text:s text:c="2"/>- wyświetla wszystkie nazwiska na literę "N"</text:span></text:p>
      <text:p text:style-name="P14"><text:soft-page-break/><text:tab/>%n <text:s/>- pierwsza litera dowolna, ostatnia to litera n</text:p>
      <text:p text:style-name="P14"><text:tab/>%n% <text:s text:c="3"/>- <text:s/>litera n w środku wyrazu</text:p>
      <text:p text:style-name="P8"><text:span text:style-name="T31">21.</text:span><text:span text:style-name="T22"> <text:s/></text:span><text:span text:style-name="T31">UPDATE</text:span><text:span text:style-name="T22"> czytelnik </text:span><text:span text:style-name="T31">SET </text:span><text:span text:style-name="T22">imie='Natalia' </text:span><text:span text:style-name="T31">WHERE</text:span><text:span text:style-name="T22"> imie='Anna' and ulica='polna' <text:s/>- </text:span><text:span text:style-name="T29">zamienia imię Anna na Natalia z ulicy Polnej</text:span></text:p>
      <text:p text:style-name="P8"><text:span text:style-name="T35">22. </text:span><text:span text:style-name="T36">SELECT</text:span><text:span text:style-name="T29"> * </text:span><text:span text:style-name="T36">FROM</text:span><text:span text:style-name="T29"> `czytelnik` </text:span><text:span text:style-name="T36">WHERE</text:span><text:span text:style-name="T29"> imie </text:span><text:span text:style-name="T36">LIKE</text:span><text:span text:style-name="T29"> '_______' <text:s text:c="2"/>- </text:span><text:span text:style-name="T30">wyszukuje imiona które mają 7 znaków</text:span></text:p>
      <text:p text:style-name="P8"><text:span text:style-name="T35">23. SELECT</text:span><text:span text:style-name="T30"> * </text:span><text:span text:style-name="T35">FROM</text:span><text:span text:style-name="T30"> `czytelnik` </text:span><text:span text:style-name="T35">WHERE </text:span><text:span text:style-name="T30">imie</text:span><text:span text:style-name="T35"> IN</text:span><text:span text:style-name="T30">('kamil', 'anna') <text:s text:c="2"/>- informacje odnośnie Kamila i Anny</text:span></text:p>
      <text:p text:style-name="P15"/>
      <text:p text:style-name="P9"><text:span text:style-name="T35">2</text:span><text:span text:style-name="T31">4. SELECT</text:span><text:span text:style-name="T22"> imie, nazwisko </text:span><text:span text:style-name="T31">FROM</text:span><text:span text:style-name="T22"> `czytelnik` </text:span><text:span text:style-name="T31">WHERE</text:span><text:span text:style-name="T22"> miasto='Poznań' </text:span><text:span text:style-name="T31">ORDER BY</text:span><text:span text:style-name="T22"> imie </text:span><text:span text:style-name="T31">DESC</text:span><text:span text:style-name="T22"> LIMIT 2 <text:s text:c="2"/>- <text:s/>pokazuje imiona i nazwiska z Poznania, posortowane malejąco z limitem 2 osób</text:span></text:p>
      <text:p text:style-name="P15"/>
      <text:p text:style-name="P15"/>
      <text:p text:style-name="P44">25.02.18</text:p>
      <text:p text:style-name="P45"/>
      <text:p text:style-name="P16">Zapy<text:span text:style-name="T48">tania</text:span></text:p>
      <text:p text:style-name="P16"><text:span text:style-name="T48">1. </text:span><text:span text:style-name="T42">SELECT</text:span> zamowienia.Klient, samochody.marka, samochody.marka, samochody.rocznik <text:span text:style-name="T42">FROM</text:span> zamowienia <text:span text:style-name="T42">INNER JOIN</text:span> samochody <text:span text:style-name="T42">ON</text:span> zamowienia.Samochody_id=samochody.id <text:span text:style-name="T42">WHERE</text:span> Klient LIKE 'anna%' <text:s text:c="2"/>- <text:s/><text:span text:style-name="T48">łączenie z tabelą samochody,</text:span></text:p>
      <text:p text:style-name="P16"/>
      <text:p text:style-name="P17"><text:span text:style-name="T49">2. </text:span>Czy ktoś wynajął toyotę yaris</text:p>
      <text:p text:style-name="P17"><text:span text:style-name="T42">SELECT</text:span> zamowienia.Klient, samochody.marka, samochody.model <text:span text:style-name="T42">FROM </text:span>zamowienia <text:span text:style-name="T42">INNER JOIN</text:span> samochody <text:span text:style-name="T42">ON</text:span> zamowienia.Samochody_id=samochody.id <text:span text:style-name="T42">WHERE</text:span> samochody.marka='toyota' <text:span text:style-name="T42">AND</text:span> samochody.model='Yaris'</text:p>
      <text:p text:style-name="P17"/>
      <text:p text:style-name="P18"><text:span text:style-name="T44">3.</text:span><text:span text:style-name="T50"> </text:span>Wyświetlanie osób które wypożyczyły szarą corollę</text:p>
      <text:p text:style-name="P18"><text:span text:style-name="T42">SELECT</text:span> zamowienia.Klient, samochody.model, samochody.kolor <text:span text:style-name="T42">FROM</text:span> zamowienia <text:span text:style-name="T42">INNER</text:span> <text:span text:style-name="T42">JOIN</text:span> samochody <text:span text:style-name="T42">ON</text:span> zamowienia.Samochody_id=samochody.id <text:span text:style-name="T42">WHERE</text:span> samochody.model='corolla' and samochody.kolor='szary'</text:p>
      <text:p text:style-name="P18"/>
      <text:p text:style-name="P19"><text:span text:style-name="T42">4. </text:span>Marka, model, rocznik data klient wypożyczone przez Annę Kowalską</text:p>
      <text:p text:style-name="P19"><text:span text:style-name="T42">SELECT</text:span> samochody.marka, samochody.model, samochody.rocznik, zamowienia.dataZam, zamowienia.Klient <text:span text:style-name="T42">FROM</text:span> zamowienia <text:span text:style-name="T42">INNER</text:span> <text:span text:style-name="T42">JOIN</text:span> samochody <text:span text:style-name="T42">ON</text:span> zamowienia.Samochody_id=samochody.id <text:span text:style-name="T42">WHERE</text:span> zamowienia.Klient='anna kowalska'</text:p>
      <text:p text:style-name="P20"><text:soft-page-break/><text:span text:style-name="T42">5.</text:span> Imiona i nazwiska osób które wypożyczyły książki</text:p>
      <text:p text:style-name="P20"><text:span text:style-name="T42">SELECT </text:span>czytelnik.imie, czytelnik.nazwisko, ksiazka.tutul <text:span text:style-name="T42">FROM</text:span> czytelnik <text:span text:style-name="T42">INNER JOIN</text:span> wypozyczenie<text:span text:style-name="T42"> ON</text:span> czytelnik.id_czytelnik=wypozyczenie.id_czytelnik <text:span text:style-name="T42">INNER JOIN</text:span> ksiazka <text:span text:style-name="T42">ON</text:span> wypozyczenie.id_ksiazka=ksiazka.id_ksiazka</text:p>
      <text:p text:style-name="P24">Skrócona wersja:</text:p>
      <text:p text:style-name="P21"><text:span text:style-name="T42">SELECT</text:span> c.imie, c.nazwisko, k.tutul <text:span text:style-name="T42">FROM</text:span> czytelnik c<text:span text:style-name="T42"> INNER JOIN </text:span>wypozyczenie w <text:span text:style-name="T42">ON</text:span> c.id_czytelnik=w.id_czytelnik <text:span text:style-name="T42">INNER JOIN</text:span> ksiazka k <text:span text:style-name="T42">ON</text:span> w.id_ksiazka=k.id_ksiazka</text:p>
      <text:p text:style-name="P21"/>
      <text:p text:style-name="P21">6. Wyświetla wszystkie tytuły które nie zostały wypożyczone</text:p>
      <text:p text:style-name="P21"><text:span text:style-name="T42">SELECT</text:span> c.imie, c.nazwisko, k.tutul <text:span text:style-name="T42">FROM</text:span> czytelnik c <text:span text:style-name="T42">INNER JOIN</text:span> wypozyczenie w <text:span text:style-name="T42">ON</text:span> c.id_czytelnik=w.id_czytelnik <text:span text:style-name="T42">RIGHT JOIN</text:span> ksiazka k ON w.id_ksiazka=k.id_ksiazka <text:span text:style-name="T42">WHERE </text:span>nazwisko<text:span text:style-name="T42"> IS </text:span>null</text:p>
      <text:p text:style-name="P21"/>
      <text:p text:style-name="P22">7. Książki które nie są wypożyczone:</text:p>
      <text:p text:style-name="P22"><text:span text:style-name="T42">SELECT</text:span> k.tutul <text:span text:style-name="T42">AS</text:span> 'Książi niewypożyczone' <text:span text:style-name="T42">FROM</text:span> czytelnik c <text:span text:style-name="T42">INNER</text:span> <text:span text:style-name="T42">JOIN</text:span> wypozyczenie w <text:span text:style-name="T42">ON</text:span> c.id_czytelnik=w.id_czytelnik <text:span text:style-name="T42">RIGHT</text:span> <text:span text:style-name="T42">JOIN</text:span> ksiazka k <text:span text:style-name="T42">ON</text:span> w.id_ksiazka=k.id_ksiazka <text:span text:style-name="T42">WHERE</text:span> nazwisko IS null</text:p>
      <text:p text:style-name="P22"/>
      <text:p text:style-name="P22">8. Wyświetla ile osób wypożyczyło ile książek (imię nazwisko i ilość wypożyczeń)</text:p>
      <text:p text:style-name="P22"><text:span text:style-name="T42">SELECT</text:span> czytelnik.imie, czytelnik.nazwisko, <text:span text:style-name="T42">COUNT</text:span>(wypozyczenie.id_czytelnik) <text:span text:style-name="T42">AS</text:span> 'Ilość wypożyczeń' <text:span text:style-name="T42">FROM</text:span> wypozyczenie <text:span text:style-name="T42">INNER</text:span> <text:span text:style-name="T42">JOIN</text:span> czytelnik <text:span text:style-name="T42">ON</text:span> wypozyczenie.id_czytelnik=czytelnik.id_czytelnik <text:span text:style-name="T42">GROUP</text:span> <text:span text:style-name="T42">BY</text:span> wypozyczenie.id_czytelnik</text:p>
      <text:p text:style-name="P22"/>
      <text:p text:style-name="P23">9. Wstawianie nowego czytelnika:</text:p>
      <text:p text:style-name="P23"><text:span text:style-name="T42">INSERT</text:span> <text:span text:style-name="T42">INTO</text:span> czytelnik <text:span text:style-name="T42">VALUES</text:span> (NULL, 'Piotr', 'Żyła', 23456, 'Gniezno', 'Polna', 3, <text:a xlink:type="simple" xlink:href="mailto:'piotrek@gmail.com" text:style-name="Internet_20_link" text:visited-style-name="Visited_20_Internet_20_Link">'piotrek@gmail.com</text:a>')</text:p>
      <text:p text:style-name="P23"/>
      <text:p text:style-name="P23">10. Wyświetlamy imię, nazwisko, miasto, sprawdzić ile książek kto wypożyczył, <text:span text:style-name="T51">ma wyświetlać </text:span>minimum 2 wypożyczone <text:span text:style-name="T51">książki</text:span>, posortować nierosnąco</text:p>
      <text:p text:style-name="P23"><text:span text:style-name="T42">SELECT</text:span> czytelnik.imie, czytelnik.nazwisko, czytelnik.miasto, <text:span text:style-name="T42">COUNT</text:span>(wypozyczenie.id_czytelnik) <text:span text:style-name="T42">AS</text:span> 'Ilość Wypożyczeń' <text:span text:style-name="T42">FROM</text:span> wypozyczenie <text:span text:style-name="T42">INNER</text:span> <text:span text:style-name="T42">JOIN</text:span> czytelnik <text:span text:style-name="T42">ON</text:span> wypozyczenie.id_czytelnik=czytelnik.id_czytelnik <text:span text:style-name="T42">GROUP</text:span> <text:span text:style-name="T42">BY</text:span> wypozyczenie.id_czytelnik <text:span text:style-name="T42">HAVING</text:span> <text:span text:style-name="T42">COUNT</text:span>(wypozyczenie.id_czytelnik)&gt;=2 <text:span text:style-name="T42">ORDER</text:span> <text:span text:style-name="T42">BY</text:span> 4 <text:span text:style-name="T42">DESC</text:span></text:p>
      <text:p text:style-name="P23"/>
      <text:p text:style-name="P29"><text:soft-page-break/><text:span text:style-name="T46">11</text:span><text:span text:style-name="T42">.</text:span> Wyświetlamy imię, nazwisko, markę roweru jakie wypozyczyły dane osoby</text:p>
      <text:p text:style-name="P29"><text:span text:style-name="T42">SELECT</text:span> uzytkownik.imie, uzytkownik.nazwisko, rower.marka <text:span text:style-name="T42">FROM</text:span> uzytkownik <text:span text:style-name="T42">INNER</text:span> <text:span text:style-name="T42">JOIN</text:span> wypozyczalnia <text:span text:style-name="T42">ON</text:span> uzytkownik.id_uzytkownika=wypozyczalnia.id_wypozyczenia <text:span text:style-name="T42">INNER</text:span> <text:span text:style-name="T42">JOIN</text:span> rower <text:span text:style-name="T42">ON</text:span> wypozyczalnia.id_roweru=rower.id_roweru</text:p>
      <text:p text:style-name="P29"/>
      <text:p text:style-name="P25">Tworzenie baz danych</text:p>
      <text:p text:style-name="P25"/>
      <text:p text:style-name="P27"><text:span text:style-name="T42">1.</text:span> CREATE DATABASE (nazwa) – tworzenie bazy</text:p>
      <text:p text:style-name="P26"><text:span text:style-name="T45">2.</text:span><text:span text:style-name="T52"> </text:span>DROP DATABASE (nazwa bazy) <text:s/>- usuwanie bazy</text:p>
      <text:p text:style-name="P27"><text:span text:style-name="T42">3.</text:span></text:p>
      <text:p text:style-name="P27">CREATE TABLE uzytkownik (</text:p>
      <text:p text:style-name="P27"><text:s text:c="4"/>id_uzytkownika int,</text:p>
      <text:p text:style-name="P27"><text:s text:c="4"/>imie varchar (50),</text:p>
      <text:p text:style-name="P27"><text:s text:c="4"/>nazwisko varchar (50),</text:p>
      <text:p text:style-name="P27"><text:s text:c="4"/>miasto varchar (40),</text:p>
      <text:p text:style-name="P27"><text:s text:c="4"/>ulica varchar (50),</text:p>
      <text:p text:style-name="P27"><text:s text:c="4"/>nr varchar (10)</text:p>
      <text:p text:style-name="P27"><text:s/>)</text:p>
      <text:p text:style-name="P41">4. <text:s/>Tworzenie tabeli:</text:p>
      <text:p text:style-name="P41">show databases – <text:span text:style-name="T55">sprawdzanie tabel</text:span></text:p>
      <text:p text:style-name="P42">use ogloszenie – wchodzenie do ogłoszenie</text:p>
      <text:p text:style-name="P42">create table nazwa ( <text:s/>) </text:p>
      <text:p text:style-name="P42">describe <text:s/>- sprawdzanie</text:p>
      <text:p text:style-name="P42"/>
      <text:p text:style-name="P27"><text:span text:style-name="T47">5</text:span><text:span text:style-name="T42">. ALTER TABLE</text:span> - modyfikowanie w strukturze tabeli</text:p>
      <text:p text:style-name="P28"/>
      <text:p text:style-name="P30"><text:span text:style-name="T47">6</text:span><text:span text:style-name="T42">. </text:span><text:s/>Zarządzanie bazami</text:p>
      <text:p text:style-name="P30">W xampp &gt; shell (odpalanie konsoli) </text:p>
      <text:p text:style-name="P31">Logowanie do konta root: <text:s/><text:span text:style-name="T42">mysql</text:span> -<text:span text:style-name="T42">u</text:span> <text:span text:style-name="T42">root</text:span></text:p>
      <text:p text:style-name="P31">Wylogowywanie się: \<text:span text:style-name="T42">q</text:span></text:p>
      <text:p text:style-name="P31">Czyszczenie konsoli: <text:span text:style-name="T42">cls</text:span></text:p>
      <text:p text:style-name="P31">Pokazywanie tabeli: <text:span text:style-name="T42">show</text:span> databases;</text:p>
      <text:p text:style-name="P32">Wyświetlanie tabeli monika: <text:span text:style-name="T42">use</text:span> monika;</text:p>
      <text:p text:style-name="P32">Pokazywanie tablicy: <text:span text:style-name="T42">show</text:span> tables;</text:p>
      <text:p text:style-name="P32">Opis tabeli: <text:span text:style-name="T42">describe</text:span> spotkanie;</text:p>
      <text:p text:style-name="P33"><text:soft-page-break/>Sprawdzanie tabeli: <text:span text:style-name="T42">select</text:span> * <text:span text:style-name="T42">from</text:span> spotkanie;</text:p>
      <text:p text:style-name="P33"><text:span text:style-name="T42">curdate() </text:span>- wprowadzanie obecnej/dzisiejszej daty zamiast 2018-02-25;</text:p>
      <text:p text:style-name="P34"><text:span text:style-name="T53">Sprawdzanie ile osób potwierdziło przybycie na spotkanie a ile nie:</text:span></text:p>
      <text:p text:style-name="P34"><text:span text:style-name="T42">select</text:span> potwierdzenie, <text:span text:style-name="T42">count</text:span>(potwierdzenie) <text:span text:style-name="T42">from</text:span> spotkanie <text:span text:style-name="T42">group by</text:span> potwierdzenie;</text:p>
      <text:p text:style-name="P35">Wybieranie tabeli – <text:span text:style-name="T42">use</text:span> (nazwa)</text:p>
      <text:p text:style-name="P35">Pokazywanie – <text:span text:style-name="T42">shows</text:span> (nazwa) </text:p>
      <text:p text:style-name="P43">Przeglądanie - <text:span text:style-name="T42">select</text:span></text:p>
      <text:p text:style-name="P36">Tworzenie użytkownika <text:span text:style-name="T54">z hasłem</text:span>: <text:s/><text:span text:style-name="T42">CREATE</text:span> <text:span text:style-name="T42">USER</text:span> 'julia'@'localhost' <text:span text:style-name="T42">IDENTIFIED</text:span> <text:span text:style-name="T42">BY</text:span> 'hasloTajne';</text:p>
      <text:p text:style-name="P37">Usuwanie użytkownika: <text:span text:style-name="T42">DROP</text:span> <text:span text:style-name="T42">USER</text:span> <text:s/>'user'@'localhost';</text:p>
      <text:p text:style-name="P37">Dodawanie użytkownika i nadawanie mu praw: <text:span text:style-name="T42">GRANT</text:span> <text:span text:style-name="T42">ALL</text:span> <text:span text:style-name="T42">PRIVILEGES</text:span> <text:span text:style-name="T42">ON</text:span> *.* <text:span text:style-name="T42">TO</text:span> 'nowy'@'localhost' <text:span text:style-name="T42">IDENTIFIED</text:span> <text:span text:style-name="T42">BY</text:span> 'haslo';</text:p>
      <text:p text:style-name="P38">Odświeżenie uprawnień: flush privileges;</text:p>
      <text:p text:style-name="P38">Dodawanie uprawnień – <text:span text:style-name="T42">GRANT</text:span> </text:p>
      <text:p text:style-name="P38">Sprawdzanie uprawnień: <text:span text:style-name="T42">SHOW GRANTS FOR</text:span> 'julia'@'localhost';</text:p>
      <text:p text:style-name="P39">Logowanie z hasłem: mysql -u julia -p <text:s text:c="2"/>-&gt; Podaj hasło</text:p>
      <text:p text:style-name="P40">Usuwanie uprawnień: <text:span text:style-name="T42">REVOKE</text:span> <text:span text:style-name="T42">INSERT</text:span> <text:span text:style-name="T42">ON</text:span> monika.rower <text:span text:style-name="T42">FROM</text:span> 'julia'@'localhost';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6">E14_2018_01_01</text:p>
      <text:p text:style-name="P40"/>
      <text:p text:style-name="P40">MariaDB [monika]&gt; show tables;</text:p>
      <text:p text:style-name="P40">+------------------+</text:p>
      <text:p text:style-name="P40">| Tables_in_monika |</text:p>
      <text:p text:style-name="P40">+------------------+</text:p>
      <text:p text:style-name="P40">| rower <text:s text:c="11"/>|</text:p>
      <text:p text:style-name="P40">| spotkanie <text:s text:c="7"/>|</text:p>
      <text:p text:style-name="P40">| sprzedaz <text:s text:c="8"/>|</text:p>
      <text:p text:style-name="P40">| uzytkownik <text:s text:c="6"/>|</text:p>
      <text:p text:style-name="P40">| wypozyczalnia <text:s text:c="3"/>|</text:p>
      <text:p text:style-name="P40">+------------------+</text:p>
      <text:p text:style-name="P40">5 rows in set (0.00 sec)</text:p>
      <text:p text:style-name="P40"/>
      <text:p text:style-name="P40">MariaDB [monika]&gt; use egzamin;</text:p>
      <text:p text:style-name="P40">ERROR 1049 (42000): Unknown database 'egzamin'</text:p>
      <text:p text:style-name="P40">MariaDB [monika]&gt; show databases;</text:p>
      <text:p text:style-name="P40">+--------------------+</text:p>
      <text:p text:style-name="P40">| Database <text:s text:c="10"/>|</text:p>
      <text:p text:style-name="P40">+--------------------+</text:p>
      <text:p text:style-name="P40">| information_schema |</text:p>
      <text:p text:style-name="P40">| komis <text:s text:c="13"/>|</text:p>
      <text:p text:style-name="P40">| mariusz <text:s text:c="11"/>|</text:p>
      <text:p text:style-name="P40">| monika <text:s text:c="12"/>|</text:p>
      <text:p text:style-name="P40">| mysql <text:s text:c="13"/>|</text:p>
      <text:p text:style-name="P40">| ogloszenie <text:s text:c="8"/>|</text:p>
      <text:p text:style-name="P40">| performance_schema |</text:p>
      <text:p text:style-name="P40">| phpmyadmin <text:s text:c="8"/>|</text:p>
      <text:p text:style-name="P40">| test <text:s text:c="14"/>|</text:p>
      <text:p text:style-name="P40">| wypozyczalnia <text:s text:c="5"/>|</text:p>
      <text:p text:style-name="P40">+--------------------+</text:p>
      <text:p text:style-name="P40">10 rows in set (0.00 sec)</text:p>
      <text:p text:style-name="P40"/>
      <text:p text:style-name="P40">MariaDB [monika]&gt; use ogloszenie;</text:p>
      <text:p text:style-name="P40"><text:soft-page-break/>Database changed</text:p>
      <text:p text:style-name="P40">MariaDB [ogloszenie]&gt; show tables;</text:p>
      <text:p text:style-name="P40">Empty set (0.00 sec)</text:p>
      <text:p text:style-name="P40"/>
      <text:p text:style-name="P40">MariaDB [ogloszenie]&gt; create table uzytkownik(</text:p>
      <text:p text:style-name="P40"><text:s text:c="4"/>-&gt; id int not null primary key auto_increment,</text:p>
      <text:p text:style-name="P40"><text:s text:c="4"/>-&gt; imie text,</text:p>
      <text:p text:style-name="P40"><text:s text:c="4"/>-&gt; nazwisko text,</text:p>
      <text:p text:style-name="P40"><text:s text:c="4"/>-&gt; telefon text,</text:p>
      <text:p text:style-name="P40"><text:s text:c="4"/>-&gt; email text );</text:p>
      <text:p text:style-name="P40">Query OK, 0 rows affected (0.04 sec)</text:p>
      <text:p text:style-name="P40"/>
      <text:p text:style-name="P40">MariaDB [ogloszenie]&gt; shows tables</text:p>
      <text:p text:style-name="P40"><text:s text:c="4"/>-&gt; ;</text:p>
      <text:p text:style-name="P40">ERROR 1064 (42000): You have an error in your SQL syntax; check the manual that corresponds to your MariaDB server version for the right syntax to use near 'shows tables' at line 1</text:p>
      <text:p text:style-name="P40">MariaDB [ogloszenie]&gt; select * from uzytkownik;</text:p>
      <text:p text:style-name="P40">Empty set (0.00 sec)</text:p>
      <text:p text:style-name="P40"/>
      <text:p text:style-name="P40">MariaDB [ogloszenie]&gt; describe uzytkownik;</text:p>
      <text:p text:style-name="P40">+----------+---------+------+-----+---------+----------------+</text:p>
      <text:p text:style-name="P40">| Field <text:s text:c="3"/>| Type <text:s text:c="3"/>| Null | Key | Default | Extra <text:s text:c="9"/>|</text:p>
      <text:p text:style-name="P40">+----------+---------+------+-----+---------+----------------+</text:p>
      <text:p text:style-name="P40">| id <text:s text:c="6"/>| int(11) | NO <text:s text:c="2"/>| PRI | NULL <text:s text:c="3"/>| auto_increment |</text:p>
      <text:p text:style-name="P40">| imie <text:s text:c="4"/>| text <text:s text:c="3"/>| YES <text:s/>| <text:s text:c="4"/>| NULL <text:s text:c="3"/>| <text:s text:c="15"/>|</text:p>
      <text:p text:style-name="P40">| nazwisko | text <text:s text:c="3"/>| YES <text:s/>| <text:s text:c="4"/>| NULL <text:s text:c="3"/>| <text:s text:c="15"/>|</text:p>
      <text:p text:style-name="P40">| telefon <text:s/>| text <text:s text:c="3"/>| YES <text:s/>| <text:s text:c="4"/>| NULL <text:s text:c="3"/>| <text:s text:c="15"/>|</text:p>
      <text:p text:style-name="P40">| email <text:s text:c="3"/>| text <text:s text:c="3"/>| YES <text:s/>| <text:s text:c="4"/>| NULL <text:s text:c="3"/>| <text:s text:c="15"/>|</text:p>
      <text:p text:style-name="P40">+----------+---------+------+-----+---------+----------------+</text:p>
      <text:p text:style-name="P40">5 rows in set (0.01 sec)</text:p>
      <text:p text:style-name="P40"/>
      <text:p text:style-name="P40">MariaDB [ogloszenie]&gt; create table ogloszenie(</text:p>
      <text:p text:style-name="P40"><text:s text:c="4"/>-&gt; uzytkownik_id int not null primary key auto_increment,</text:p>
      <text:p text:style-name="P40"><text:s text:c="4"/>-&gt; fgfh;</text:p>
      <text:p text:style-name="P40">ERROR 1064 (42000): You have an error in your SQL syntax; check the manual that corresponds to <text:soft-page-break/>your MariaDB server version for the right syntax to use near '' at line 3</text:p>
      <text:p text:style-name="P40">MariaDB [ogloszenie]&gt; create table ogloszenie (</text:p>
      <text:p text:style-name="P40"><text:s text:c="4"/>-&gt; id int not null primary key auto_increment,</text:p>
      <text:p text:style-name="P40"><text:s text:c="4"/>-&gt; uzytkownik_id int,</text:p>
      <text:p text:style-name="P40"><text:s text:c="4"/>-&gt; kategoria int,</text:p>
      <text:p text:style-name="P40"><text:s text:c="4"/>-&gt; podkategoria int,</text:p>
      <text:p text:style-name="P40"><text:s text:c="4"/>-&gt; tytul text,</text:p>
      <text:p text:style-name="P40"><text:s text:c="4"/>-&gt; tresc text,</text:p>
      <text:p text:style-name="P40"><text:s text:c="4"/>-&gt; foreign key(uzytkownik_id) references uzytkownik(id));</text:p>
      <text:p text:style-name="P40">Query OK, 0 rows affected (0.05 sec)</text:p>
      <text:p text:style-name="P40"/>
      <text:p text:style-name="P40">MariaDB [ogloszenie]&gt; describe ogloszenie;</text:p>
      <text:p text:style-name="P40">+---------------+---------+------+-----+---------+----------------+</text:p>
      <text:p text:style-name="P40">| Field <text:s text:c="8"/>| Type <text:s text:c="3"/>| Null | Key | Default | Extra <text:s text:c="9"/>|</text:p>
      <text:p text:style-name="P40">+---------------+---------+------+-----+---------+----------------+</text:p>
      <text:p text:style-name="P40">| id <text:s text:c="11"/>| int(11) | NO <text:s text:c="2"/>| PRI | NULL <text:s text:c="3"/>| auto_increment |</text:p>
      <text:p text:style-name="P40">| uzytkownik_id | int(11) | YES <text:s/>| MUL | NULL <text:s text:c="3"/>| <text:s text:c="15"/>|</text:p>
      <text:p text:style-name="P40">| kategoria <text:s text:c="4"/>| int(11) | YES <text:s/>| <text:s text:c="4"/>| NULL <text:s text:c="3"/>| <text:s text:c="15"/>|</text:p>
      <text:p text:style-name="P40">| podkategoria <text:s/>| int(11) | YES <text:s/>| <text:s text:c="4"/>| NULL <text:s text:c="3"/>| <text:s text:c="15"/>|</text:p>
      <text:p text:style-name="P40">| tytul <text:s text:c="8"/>| text <text:s text:c="3"/>| YES <text:s/>| <text:s text:c="4"/>| NULL <text:s text:c="3"/>| <text:s text:c="15"/>|</text:p>
      <text:p text:style-name="P40">| tresc <text:s text:c="8"/>| text <text:s text:c="3"/>| YES <text:s/>| <text:s text:c="4"/>| NULL <text:s text:c="3"/>| <text:s text:c="15"/>|</text:p>
      <text:p text:style-name="P40">+---------------+---------+------+-----+---------+----------------+</text:p>
      <text:p text:style-name="P40">6 rows in set (0.01 sec)</text:p>
      <text:p text:style-name="P40"/>
      <text:p text:style-name="P40">MariaDB [ogloszenie]&gt; describe uzytkownik;</text:p>
      <text:p text:style-name="P40">+----------+---------+------+-----+---------+----------------+</text:p>
      <text:p text:style-name="P40">| Field <text:s text:c="3"/>| Type <text:s text:c="3"/>| Null | Key | Default | Extra <text:s text:c="9"/>|</text:p>
      <text:p text:style-name="P40">+----------+---------+------+-----+---------+----------------+</text:p>
      <text:p text:style-name="P40">| id <text:s text:c="6"/>| int(11) | NO <text:s text:c="2"/>| PRI | NULL <text:s text:c="3"/>| auto_increment |</text:p>
      <text:p text:style-name="P40">| imie <text:s text:c="4"/>| text <text:s text:c="3"/>| YES <text:s/>| <text:s text:c="4"/>| NULL <text:s text:c="3"/>| <text:s text:c="15"/>|</text:p>
      <text:p text:style-name="P40">| nazwisko | text <text:s text:c="3"/>| YES <text:s/>| <text:s text:c="4"/>| NULL <text:s text:c="3"/>| <text:s text:c="15"/>|</text:p>
      <text:p text:style-name="P40">| telefon <text:s/>| text <text:s text:c="3"/>| YES <text:s/>| <text:s text:c="4"/>| NULL <text:s text:c="3"/>| <text:s text:c="15"/>|</text:p>
      <text:p text:style-name="P40">| email <text:s text:c="3"/>| text <text:s text:c="3"/>| YES <text:s/>| <text:s text:c="4"/>| NULL <text:s text:c="3"/>| <text:s text:c="15"/>|</text:p>
      <text:p text:style-name="P40">+----------+---------+------+-----+---------+----------------+</text:p>
      <text:p text:style-name="P40">5 rows in set (0.01 sec)</text:p>
      <text:p text:style-name="P40"><text:soft-page-break/>MariaDB [ogloszenie]&gt; show tables;</text:p>
      <text:p text:style-name="P40">+----------------------+</text:p>
      <text:p text:style-name="P40">| Tables_in_ogloszenie |</text:p>
      <text:p text:style-name="P40">+----------------------+</text:p>
      <text:p text:style-name="P40">| ogloszenie <text:s text:c="10"/>|</text:p>
      <text:p text:style-name="P40">| uzytkownik <text:s text:c="10"/>|</text:p>
      <text:p text:style-name="P40">+----------------------+</text:p>
      <text:p text:style-name="P40">2 rows in set (0.00 sec)</text:p>
      <text:p text:style-name="P40"/>
      <text:p text:style-name="P40">MariaDB [ogloszenie]&gt; select id, tytul, tresc from ogloszenie where kategoria=1;</text:p>
      <text:p text:style-name="P40">Empty set (0.00 sec)</text:p>
      <text:p text:style-name="P40"/>
      <text:p text:style-name="P40">MariaDB [ogloszenie]&gt; select uzytkownik.telefon from uzytkownik inner join ogloszenie on uzytkownik_id=ogloszenie.uzytkownik.id where ogloszenie.id=1;</text:p>
      <text:p text:style-name="P40">Empty set (0.00 sec)</text:p>
      <text:p text:style-name="P40"/>
      <text:p text:style-name="P40">MariaDB [ogloszenie]&gt; create user 'moderator'@'localhost' identified by 'qwerty';</text:p>
      <text:p text:style-name="P40">Query OK, 0 rows affected (0.00 sec)</text:p>
      <text:p text:style-name="P40"/>
      <text:p text:style-name="P40">MariaDB [ogloszenie]&gt; grant delete, select on ogloszenie to 'moderator'@'localhost';</text:p>
      <text:p text:style-name="P40">Query OK, 0 rows affected (0.00 sec)</text:p>
      <text:p text:style-name="P40"/>
      <text:p text:style-name="P40">MariaDB [ogloszenie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48S</meta:editing-duration>
    <meta:editing-cycles>5</meta:editing-cycles>
    <meta:generator>LibreOffice/5.4.4.2$Windows_x86 LibreOffice_project/2524958677847fb3bb44820e40380acbe820f960</meta:generator>
    <dc:date>2018-02-25T18:15:14.347000000</dc:date>
    <meta:document-statistic meta:table-count="0" meta:image-count="0" meta:object-count="0" meta:page-count="9" meta:paragraph-count="211" meta:word-count="1492" meta:character-count="11089" meta:non-whitespace-character-count="9113"/>
    <meta:user-defined meta:name="Info 1"/>
    <meta:user-defined meta:name="Info 2"/>
    <meta:user-defined meta:name="Info 3"/>
    <meta:user-defined meta:name="Info 4"/>
  </office:meta>
</office:document-meta>
</file>